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NashkArabic" svg:font-family="NotoNashkArabic, 'Helvetica Neue', Helvetica, Roboto, Arial, sans-serif"/>
    <style:font-face style:name="Times New Roman1" svg:font-family="'Times New Roman', stixgeneral, serif"/>
    <style:font-face style:name="ff-oxide-solid-web" svg:font-family="ff-oxide-solid-web, OxideSolidOT, oxidesolidot-webfont, HelveticaNeue-Bold, 'Helvetica Neue Bold', 'Helvetica Neue', Helvetica, Arial, 'Lucida Grande',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Times New Roman" fo:font-size="12pt" fo:font-weight="normal" officeooo:paragraph-rsid="000dda35" style:font-size-asian="12pt" style:font-size-complex="12pt"/>
    </style:style>
    <style:style style:name="P2"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46ddcd" officeooo:paragraph-rsid="0046ddcd" style:text-blinking="false" fo:background-color="transparent" style:font-size-asian="12pt" style:font-style-asian="normal" style:font-size-complex="12pt" style:font-style-complex="normal"/>
    </style:style>
    <style:style style:name="P3"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48460d" officeooo:paragraph-rsid="0048460d" style:text-blinking="false" fo:background-color="transparent" style:font-size-asian="12pt" style:font-style-asian="normal" style:font-size-complex="12pt" style:font-style-complex="normal"/>
    </style:style>
    <style:style style:name="P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dda35" style:text-blinking="false" fo:background-color="transparent" style:font-size-asian="12pt" style:font-size-complex="12pt"/>
    </style:style>
    <style:style style:name="P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5ad5f" officeooo:paragraph-rsid="000dda35" style:text-blinking="false" fo:background-color="transparent" style:font-size-asian="12pt" style:font-size-complex="12pt"/>
    </style:style>
    <style:style style:name="P6"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5ad5f" officeooo:paragraph-rsid="000e9435" style:text-blinking="false" fo:background-color="transparent" style:font-size-asian="12pt" style:font-size-complex="12pt"/>
    </style:style>
    <style:style style:name="P7"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5ad5f" officeooo:paragraph-rsid="004a0eb6" style:text-blinking="false" fo:background-color="transparent" style:font-size-asian="12pt" style:font-size-complex="12pt"/>
    </style:style>
    <style:style style:name="P8"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5ad5f" officeooo:paragraph-rsid="001b8591" style:text-blinking="false" fo:background-color="transparent" style:font-size-asian="12pt" style:font-size-complex="12pt"/>
    </style:style>
    <style:style style:name="P9"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77899" officeooo:paragraph-rsid="00177899" style:text-blinking="false" fo:background-color="transparent" style:font-size-asian="12pt" style:font-size-complex="12pt"/>
    </style:style>
    <style:style style:name="P10"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454bbe" officeooo:paragraph-rsid="0048460d" style:text-blinking="false" fo:background-color="transparent" style:font-size-asian="12pt" style:font-size-complex="12pt"/>
    </style:style>
    <style:style style:name="P11"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48460d" officeooo:paragraph-rsid="0048460d" style:text-blinking="false" fo:background-color="transparent" style:font-size-asian="12pt" style:font-style-asian="normal" style:font-size-complex="12pt" style:font-style-complex="normal"/>
    </style:style>
    <style:style style:name="P12"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46ddcd" officeooo:paragraph-rsid="0046ddcd" style:text-blinking="false" fo:background-color="transparent" style:font-size-asian="12pt" style:font-style-asian="normal" style:font-size-complex="12pt" style:font-style-complex="normal"/>
    </style:style>
    <style:style style:name="P13"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454bbe" officeooo:paragraph-rsid="0048460d" style:text-blinking="false" fo:background-color="transparent" style:font-size-asian="12pt" style:font-style-asian="normal" style:font-size-complex="12pt" style:font-style-complex="normal"/>
    </style:style>
    <style:style style:name="P14"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font-name="Times New Roman" fo:font-size="12pt" fo:font-style="normal" fo:font-weight="normal" officeooo:paragraph-rsid="00454bbe" style:font-size-asian="12pt" style:font-size-complex="12pt"/>
    </style:style>
    <style:style style:name="P15"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font-name="Times New Roman" fo:font-size="12pt" fo:font-style="normal" fo:font-weight="normal" officeooo:paragraph-rsid="0020fed4" style:font-size-asian="12pt" style:font-size-complex="12pt"/>
    </style:style>
    <style:style style:name="P16"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font-name="Times New Roman" fo:font-size="12pt" fo:font-style="normal" fo:font-weight="normal" officeooo:paragraph-rsid="003cecd5" style:font-size-asian="12pt" style:font-size-complex="12pt"/>
    </style:style>
    <style:style style:name="P17"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font-name="Times New Roman" fo:font-size="12pt" fo:font-style="normal" fo:font-weight="normal" officeooo:paragraph-rsid="0023538f" style:font-size-asian="12pt" style:font-size-complex="12pt"/>
    </style:style>
    <style:style style:name="P18"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font-name="Times New Roman" fo:font-size="12pt" fo:font-style="normal" fo:font-weight="normal" officeooo:paragraph-rsid="0031368c" style:font-size-asian="12pt" style:font-size-complex="12pt"/>
    </style:style>
    <style:style style:name="P19"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font-name="Times New Roman" fo:font-size="12pt" fo:font-style="normal" fo:font-weight="normal" officeooo:paragraph-rsid="00379d4e" style:font-size-asian="12pt" style:font-size-complex="12pt"/>
    </style:style>
    <style:style style:name="P20" style:family="paragraph" style:parent-style-name="Text_20_body">
      <style:paragraph-properties fo:margin-top="0cm" fo:margin-bottom="0cm" style:contextual-spacing="false" fo:line-height="200%" fo:text-align="start" style:justify-single-word="false" style:writing-mode="lr-tb"/>
      <style:text-properties fo:font-variant="normal" fo:text-transform="none" fo:color="#000000" style:font-name="Times New Roman" fo:font-size="12pt" fo:font-style="normal" fo:font-weight="normal" officeooo:paragraph-rsid="0042c202" style:font-size-asian="12pt" style:font-size-complex="12pt"/>
    </style:style>
    <style:style style:name="P21" style:family="paragraph" style:parent-style-name="Text_20_body">
      <style:paragraph-properties fo:margin-top="0cm" fo:margin-bottom="0cm" style:contextual-spacing="false" fo:line-height="200%" fo:text-align="center" style:justify-single-word="false" style:writing-mode="lr-tb"/>
      <style:text-properties fo:font-variant="normal" fo:text-transform="none" fo:color="#000000" style:font-name="Times New Roman" fo:font-size="12pt" fo:font-style="normal" fo:font-weight="normal" officeooo:rsid="00454bbe" officeooo:paragraph-rsid="00454bbe" style:font-size-asian="12pt" style:font-size-complex="12pt"/>
    </style:style>
    <style:style style:name="P22" style:family="paragraph" style:parent-style-name="Text_20_body">
      <style:paragraph-properties fo:margin-top="0cm" fo:margin-bottom="0cm" style:contextual-spacing="false" fo:line-height="200%" fo:text-align="center" style:justify-single-word="false" style:writing-mode="lr-tb"/>
      <style:text-properties fo:font-variant="normal" fo:text-transform="none" fo:color="#000000" style:font-name="Times New Roman" fo:font-size="16pt" fo:font-style="normal" fo:font-weight="normal" officeooo:rsid="00454bbe" officeooo:paragraph-rsid="00454bbe" style:font-size-asian="16pt" style:font-size-complex="16pt"/>
    </style:style>
    <style:style style:name="P23" style:family="paragraph" style:parent-style-name="Text_20_body">
      <style:paragraph-properties fo:margin-top="0cm" fo:margin-bottom="0cm" style:contextual-spacing="false" fo:line-height="200%" fo:text-align="start" style:justify-single-word="false" style:writing-mode="lr-tb"/>
      <style:text-properties officeooo:paragraph-rsid="0048460d"/>
    </style:style>
    <style:style style:name="P24" style:family="paragraph" style:parent-style-name="Text_20_body">
      <style:paragraph-properties fo:margin-top="0cm" fo:margin-bottom="0cm" style:contextual-spacing="false" fo:line-height="200%" fo:text-align="start" style:justify-single-word="false" style:writing-mode="lr-tb"/>
      <style:text-properties style:font-name="Times New Roman" fo:font-size="12pt" officeooo:paragraph-rsid="0048460d" style:font-size-asian="12pt" style:font-size-complex="12pt"/>
    </style:style>
    <style:style style:name="P25" style:family="paragraph" style:parent-style-name="Text_20_body">
      <style:paragraph-properties fo:margin-top="0cm" fo:margin-bottom="0cm" style:contextual-spacing="false" fo:line-height="200%" fo:text-align="start" style:justify-single-word="false" style:writing-mode="lr-tb"/>
      <style:text-properties style:font-name="Times New Roman" fo:font-size="12pt" officeooo:paragraph-rsid="00454bbe" style:font-size-asian="12pt" style:font-size-complex="12pt"/>
    </style:style>
    <style:style style:name="P26" style:family="paragraph" style:parent-style-name="Text_20_body">
      <style:paragraph-properties fo:margin-top="0cm" fo:margin-bottom="0cm" style:contextual-spacing="false" fo:line-height="200%" fo:text-align="start" style:justify-single-word="false" style:writing-mode="lr-tb"/>
      <style:text-properties style:font-name="Times New Roman" fo:font-size="12pt" officeooo:paragraph-rsid="004635c0" style:font-size-asian="12pt" style:font-size-complex="12pt"/>
    </style:style>
    <style:style style:name="P27" style:family="paragraph" style:parent-style-name="Text_20_body">
      <style:paragraph-properties fo:margin-top="0cm" fo:margin-bottom="0cm" style:contextual-spacing="false" fo:line-height="200%" fo:text-align="start" style:justify-single-word="false" style:writing-mode="lr-tb"/>
      <style:text-properties style:font-name="Times New Roman" fo:font-size="12pt" officeooo:paragraph-rsid="0046ddcd" style:font-size-asian="12pt" style:font-size-complex="12pt"/>
    </style:style>
    <style:style style:name="P28" style:family="paragraph" style:parent-style-name="Text_20_body">
      <style:paragraph-properties fo:margin-top="0cm" fo:margin-bottom="0.353cm" style:contextual-spacing="false" fo:line-height="138%" fo:text-align="center" style:justify-single-word="false" style:writing-mode="lr-tb"/>
      <style:text-properties style:font-name="Times New Roman" fo:font-size="12pt" fo:font-weight="normal" officeooo:paragraph-rsid="000dda35" style:font-size-asian="12pt" style:font-size-complex="12pt"/>
    </style:style>
    <style:style style:name="P29" style:family="paragraph" style:parent-style-name="Text_20_body" style:master-page-name="Untitled1">
      <style:paragraph-properties fo:line-height="100%" fo:text-align="center" style:justify-single-word="false" style:page-number="auto"/>
      <style:text-properties fo:font-variant="normal" fo:text-transform="none" fo:color="#000000" style:text-line-through-style="none" style:text-line-through-type="none" style:font-name="Times New Roman" fo:font-size="16pt" fo:font-style="normal" style:text-underline-style="none" fo:font-weight="normal" officeooo:rsid="000e662a" officeooo:paragraph-rsid="000dda35" style:text-blinking="false" fo:background-color="transparent" style:font-size-asian="16pt" style:font-size-complex="16pt"/>
    </style:style>
    <style:style style:name="P30" style:family="paragraph" style:parent-style-name="Heading_20_1">
      <style:paragraph-properties fo:margin-top="0.353cm" fo:margin-bottom="0cm" style:contextual-spacing="false" fo:line-height="10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5ad5f" officeooo:paragraph-rsid="000dda35" style:text-blinking="false" fo:background-color="transparent" style:font-size-asian="12pt" style:font-size-complex="12pt"/>
    </style:style>
    <style:style style:name="T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454bbe"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454bbe" style:text-blinking="false" fo:background-color="transparent" loext:char-shading-value="0" style:font-style-asian="normal" style:font-style-complex="normal"/>
    </style:style>
    <style:style style:name="T4" style:family="text">
      <style:text-properties fo:font-variant="normal" fo:text-transform="none" fo:color="#000000" style:text-line-through-style="none" style:text-line-through-type="none" fo:font-style="normal" style:text-underline-style="none" fo:font-weight="normal" officeooo:rsid="004635c0" style:text-blinking="false" fo:background-color="transparent" loext:char-shading-value="0" style:font-style-asian="normal" style:font-style-complex="normal"/>
    </style:style>
    <style:style style:name="T5" style:family="text">
      <style:text-properties fo:font-variant="normal" fo:text-transform="none" fo:color="#000000" style:text-line-through-style="none" style:text-line-through-type="none" fo:font-style="normal" style:text-underline-style="none" fo:font-weight="normal" officeooo:rsid="0046ddcd" style:text-blinking="false" fo:background-color="transparent" loext:char-shading-value="0" style:font-style-asian="normal" style:font-style-complex="normal"/>
    </style:style>
    <style:style style:name="T6" style:family="text">
      <style:text-properties fo:font-variant="normal" fo:text-transform="none" fo:color="#000000" style:text-line-through-style="none" style:text-line-through-type="none" fo:font-style="normal" style:text-underline-style="none" fo:font-weight="normal" officeooo:rsid="0048460d" style:text-blinking="false" fo:background-color="transparent" loext:char-shading-value="0" style:font-style-asian="normal" style:font-style-complex="normal"/>
    </style:style>
    <style:style style:name="T7" style:family="text">
      <style:text-properties fo:font-variant="normal" fo:text-transform="none" fo:color="#000000" style:text-line-through-style="none" style:text-line-through-type="none" fo:font-style="italic" style:text-underline-style="none" officeooo:rsid="0009ee40" style:text-blinking="false" fo:background-color="transparent" loext:char-shading-value="0"/>
    </style:style>
    <style:style style:name="T8" style:family="text">
      <style:text-properties fo:font-variant="normal" fo:text-transform="none" fo:color="#000000" style:text-line-through-style="none" style:text-line-through-type="none" fo:font-style="italic" style:text-underline-style="none" fo:font-weight="normal" officeooo:rsid="004635c0" style:text-blinking="false" fo:background-color="transparent" loext:char-shading-value="0" style:font-style-asian="italic" style:font-style-complex="italic"/>
    </style:style>
    <style:style style:name="T9" style:family="text">
      <style:text-properties fo:font-variant="normal" fo:text-transform="none" fo:color="#000000" style:text-line-through-style="none" style:text-line-through-type="none" fo:font-style="italic" style:text-underline-style="none" fo:font-weight="normal" officeooo:rsid="0046ddcd" style:text-blinking="false" fo:background-color="transparent" loext:char-shading-value="0" style:font-style-asian="italic" style:font-style-complex="italic"/>
    </style:style>
    <style:style style:name="T10" style:family="text">
      <style:text-properties fo:font-variant="normal" fo:text-transform="none" fo:color="#000000" style:text-line-through-style="none" style:text-line-through-type="none" fo:font-style="italic" style:text-underline-style="none" fo:font-weight="normal" officeooo:rsid="0048460d" style:text-blinking="false" fo:background-color="transparent" loext:char-shading-value="0" style:font-style-asian="italic" style:font-style-complex="italic"/>
    </style:style>
    <style:style style:name="T11" style:family="text">
      <style:text-properties fo:font-variant="normal" fo:text-transform="none" fo:color="#000000" style:text-line-through-style="none" style:text-line-through-type="none" style:font-name="Times New Roman" fo:font-size="12pt" fo:font-style="normal" style:text-underline-style="none" fo:font-weight="normal" officeooo:rsid="00454bbe"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normal" officeooo:rsid="00454bbe" style:text-blinking="false" fo:background-color="transparent" loext:char-shading-value="0" style:font-size-asian="12pt" style:font-style-asian="normal" style:font-size-complex="12pt" style:font-style-complex="normal"/>
    </style:style>
    <style:style style:name="T13" style:family="text">
      <style:text-properties fo:font-variant="normal" fo:text-transform="none" fo:color="#000000" style:text-line-through-style="none" style:text-line-through-type="none" style:font-name="Times New Roman" fo:font-size="12pt" fo:font-style="normal" style:text-underline-style="none" fo:font-weight="normal" officeooo:rsid="004635c0" style:text-blinking="false" fo:background-color="transparent" loext:char-shading-value="0" style:font-size-asian="12pt" style:font-style-asian="normal" style:font-size-complex="12pt" style:font-style-complex="normal"/>
    </style:style>
    <style:style style:name="T14" style:family="text">
      <style:text-properties fo:font-variant="normal" fo:text-transform="none" fo:color="#000000" style:text-line-through-style="none" style:text-line-through-type="none" style:font-name="Times New Roman" fo:font-size="12pt" fo:font-style="normal" style:text-underline-style="none" fo:font-weight="normal" officeooo:rsid="0046ddcd" style:text-blinking="false" fo:background-color="transparent" loext:char-shading-value="0" style:font-size-asian="12pt" style:font-style-asian="normal" style:font-size-complex="12pt" style:font-style-complex="normal"/>
    </style:style>
    <style:style style:name="T15" style:family="text">
      <style:text-properties fo:font-variant="normal" fo:text-transform="none" fo:color="#000000" style:text-line-through-style="none" style:text-line-through-type="none" style:font-name="Times New Roman" fo:font-size="12pt" fo:font-style="normal" style:text-underline-style="none" fo:font-weight="normal" officeooo:rsid="0048460d" style:text-blinking="false" fo:background-color="transparent" loext:char-shading-value="0" style:font-size-asian="12pt" style:font-style-asian="normal" style:font-size-complex="12pt" style:font-style-complex="normal"/>
    </style:style>
    <style:style style:name="T16" style:family="text">
      <style:text-properties fo:font-variant="normal" fo:text-transform="none" fo:color="#000000" style:text-line-through-style="none" style:text-line-through-type="none" style:font-name="Times New Roman" fo:font-size="12pt" fo:font-style="italic" style:text-underline-style="none" fo:font-weight="normal" officeooo:rsid="004635c0" style:text-blinking="false" fo:background-color="transparent" loext:char-shading-value="0" style:font-size-asian="12pt" style:font-style-asian="italic" style:font-size-complex="12pt" style:font-style-complex="italic"/>
    </style:style>
    <style:style style:name="T17" style:family="text">
      <style:text-properties fo:font-variant="normal" fo:text-transform="none" fo:color="#000000" style:text-line-through-style="none" style:text-line-through-type="none" style:font-name="Times New Roman" fo:font-size="12pt" fo:font-style="italic" style:text-underline-style="none" fo:font-weight="normal" officeooo:rsid="0046ddcd" style:text-blinking="false" fo:background-color="transparent" loext:char-shading-value="0" style:font-size-asian="12pt" style:font-style-asian="italic" style:font-size-complex="12pt" style:font-style-complex="italic"/>
    </style:style>
    <style:style style:name="T18" style:family="text">
      <style:text-properties fo:font-variant="normal" fo:text-transform="none" fo:color="#000000" style:text-line-through-style="none" style:text-line-through-type="none" style:font-name="Times New Roman" fo:font-size="12pt" fo:font-style="italic" style:text-underline-style="none" fo:font-weight="normal" officeooo:rsid="0048460d" style:text-blinking="false" fo:background-color="transparent" loext:char-shading-value="0" style:font-size-asian="12pt" style:font-style-asian="italic" style:font-size-complex="12pt" style:font-style-complex="italic"/>
    </style:style>
    <style:style style:name="T19" style:family="text">
      <style:text-properties fo:font-variant="normal" fo:text-transform="none" fo:color="#000000" style:text-line-through-style="none" style:text-line-through-type="none" style:font-name="Times New Roman1" fo:font-size="11.25pt" fo:letter-spacing="normal" fo:font-style="normal" style:text-underline-style="none" fo:font-weight="normal" officeooo:rsid="0020fed4" style:text-blinking="false" fo:background-color="transparent" loext:char-shading-value="0" style:font-size-asian="12pt" style:font-style-asian="normal" style:font-size-complex="12pt" style:font-style-complex="normal"/>
    </style:style>
    <style:style style:name="T20" style:family="text">
      <style:text-properties fo:font-variant="normal" fo:text-transform="none" fo:color="#000000" style:text-line-through-style="none" style:text-line-through-type="none" style:font-name="Times New Roman1" fo:font-size="11.25pt" fo:letter-spacing="normal" fo:font-style="italic" style:text-underline-style="none" fo:font-weight="normal" officeooo:rsid="0020fed4" style:text-blinking="false" fo:background-color="transparent" loext:char-shading-value="0" style:font-size-asian="12pt" style:font-style-asian="italic" style:font-size-complex="12pt" style:font-style-complex="italic"/>
    </style:style>
    <style:style style:name="T21" style:family="text">
      <style:text-properties fo:font-variant="normal" fo:text-transform="none" fo:color="#000000" style:text-line-through-style="none" style:text-line-through-type="none" fo:font-size="12pt" fo:font-style="normal" style:text-underline-style="none" fo:font-weight="normal" officeooo:rsid="00454bbe" style:text-blinking="false" fo:background-color="transparent" loext:char-shading-value="0" style:font-size-asian="12pt" style:font-size-complex="12pt"/>
    </style:style>
    <style:style style:name="T22" style:family="text">
      <style:text-properties fo:font-variant="normal" fo:text-transform="none" fo:color="#000000" style:text-line-through-style="none" style:text-line-through-type="none" fo:font-size="12pt" fo:font-style="normal" style:text-underline-style="none" fo:font-weight="normal" officeooo:rsid="00454bbe" style:text-blinking="false" fo:background-color="transparent" loext:char-shading-value="0" style:font-size-asian="12pt" style:font-style-asian="normal" style:font-size-complex="12pt" style:font-style-complex="normal"/>
    </style:style>
    <style:style style:name="T23" style:family="text">
      <style:text-properties fo:font-variant="normal" fo:text-transform="none" fo:color="#000000" style:text-line-through-style="none" style:text-line-through-type="none" fo:font-size="12pt" fo:font-style="normal" style:text-underline-style="none" fo:font-weight="normal" officeooo:rsid="004635c0" style:text-blinking="false" fo:background-color="transparent" loext:char-shading-value="0" style:font-size-asian="12pt" style:font-style-asian="normal" style:font-size-complex="12pt" style:font-style-complex="normal"/>
    </style:style>
    <style:style style:name="T24" style:family="text">
      <style:text-properties fo:font-variant="normal" fo:text-transform="none" fo:color="#000000" style:text-line-through-style="none" style:text-line-through-type="none" fo:font-size="12pt" fo:font-style="normal" style:text-underline-style="none" fo:font-weight="normal" officeooo:rsid="0046ddcd" style:text-blinking="false" fo:background-color="transparent" loext:char-shading-value="0" style:font-size-asian="12pt" style:font-style-asian="normal" style:font-size-complex="12pt" style:font-style-complex="normal"/>
    </style:style>
    <style:style style:name="T25" style:family="text">
      <style:text-properties fo:font-variant="normal" fo:text-transform="none" fo:color="#000000" style:text-line-through-style="none" style:text-line-through-type="none" fo:font-size="12pt" fo:font-style="normal" style:text-underline-style="none" fo:font-weight="normal" officeooo:rsid="0048460d" style:text-blinking="false" fo:background-color="transparent" loext:char-shading-value="0" style:font-size-asian="12pt" style:font-style-asian="normal" style:font-size-complex="12pt" style:font-style-complex="normal"/>
    </style:style>
    <style:style style:name="T26" style:family="text">
      <style:text-properties fo:font-variant="normal" fo:text-transform="none" fo:color="#000000" style:text-line-through-style="none" style:text-line-through-type="none" fo:font-size="12pt" fo:font-style="italic" style:text-underline-style="none" fo:font-weight="normal" officeooo:rsid="004635c0" style:text-blinking="false" fo:background-color="transparent" loext:char-shading-value="0" style:font-size-asian="12pt" style:font-style-asian="italic" style:font-size-complex="12pt" style:font-style-complex="italic"/>
    </style:style>
    <style:style style:name="T27" style:family="text">
      <style:text-properties fo:font-variant="normal" fo:text-transform="none" fo:color="#000000" style:text-line-through-style="none" style:text-line-through-type="none" fo:font-size="12pt" fo:font-style="italic" style:text-underline-style="none" fo:font-weight="normal" officeooo:rsid="0046ddcd" style:text-blinking="false" fo:background-color="transparent" loext:char-shading-value="0" style:font-size-asian="12pt" style:font-style-asian="italic" style:font-size-complex="12pt" style:font-style-complex="italic"/>
    </style:style>
    <style:style style:name="T28" style:family="text">
      <style:text-properties fo:font-variant="normal" fo:text-transform="none" fo:color="#000000" style:text-line-through-style="none" style:text-line-through-type="none" fo:font-size="12pt" fo:font-style="italic" style:text-underline-style="none" fo:font-weight="normal" officeooo:rsid="0048460d" style:text-blinking="false" fo:background-color="transparent" loext:char-shading-value="0" style:font-size-asian="12pt" style:font-style-asian="italic" style:font-size-complex="12pt" style:font-style-complex="italic"/>
    </style:style>
    <style:style style:name="T29" style:family="text">
      <style:text-properties fo:font-variant="normal" fo:text-transform="none" fo:color="#000000" style:text-line-through-style="none" style:text-line-through-type="none" fo:font-size="11.25pt" fo:letter-spacing="normal" fo:font-style="normal" style:text-underline-style="none" fo:font-weight="normal" officeooo:rsid="0020fed4" style:text-blinking="false" fo:background-color="transparent" loext:char-shading-value="0" style:font-size-asian="12pt" style:font-style-asian="normal" style:font-size-complex="12pt" style:font-style-complex="normal"/>
    </style:style>
    <style:style style:name="T30" style:family="text">
      <style:text-properties fo:font-variant="normal" fo:text-transform="none" fo:color="#000000" style:text-line-through-style="none" style:text-line-through-type="none" fo:font-size="11.25pt" fo:letter-spacing="normal" fo:font-style="italic" style:text-underline-style="none" fo:font-weight="normal" officeooo:rsid="0020fed4" style:text-blinking="false" fo:background-color="transparent" loext:char-shading-value="0" style:font-size-asian="12pt" style:font-style-asian="italic" style:font-size-complex="12pt" style:font-style-complex="italic"/>
    </style:style>
    <style:style style:name="T31" style:family="text">
      <style:text-properties fo:font-variant="normal" fo:text-transform="none" fo:color="#000000" style:text-line-through-style="none" style:text-line-through-type="none" style:font-name="Times New Roman" fo:font-size="11.25pt" fo:letter-spacing="normal" fo:font-style="normal" style:text-underline-style="none" fo:font-weight="normal" officeooo:rsid="0020fed4" style:text-blinking="false" fo:background-color="transparent" loext:char-shading-value="0" style:font-size-asian="12pt" style:font-style-asian="normal" style:font-size-complex="12pt" style:font-style-complex="normal"/>
    </style:style>
    <style:style style:name="T32" style:family="text">
      <style:text-properties fo:font-variant="normal" fo:text-transform="none" fo:color="#000000" style:text-line-through-style="none" style:text-line-through-type="none" style:font-name="Times New Roman" fo:font-size="11.25pt" fo:letter-spacing="normal" fo:font-style="italic" style:text-underline-style="none" fo:font-weight="normal" officeooo:rsid="0020fed4" style:text-blinking="false" fo:background-color="transparent" loext:char-shading-value="0" style:font-size-asian="12pt" style:font-style-asian="italic" style:font-size-complex="12pt" style:font-style-complex="italic"/>
    </style:style>
    <style:style style:name="T33" style:family="text">
      <style:text-properties fo:font-variant="normal" fo:text-transform="none" fo:color="#000000" style:text-line-through-style="none" style:text-line-through-type="none" style:font-name="Times New Roman" fo:font-size="12pt" fo:font-style="normal" style:text-underline-style="none" fo:font-weight="normal" officeooo:rsid="0048460d" style:text-blinking="false" fo:background-color="transparent" loext:char-shading-value="0" style:font-size-asian="12pt" style:font-style-asian="normal" style:font-size-complex="12pt" style:font-style-complex="normal"/>
    </style:style>
    <style:style style:name="T34" style:family="text">
      <style:text-properties fo:font-variant="normal" fo:text-transform="none" fo:color="#000000" style:text-line-through-style="none" style:text-line-through-type="none" style:font-name="Times New Roman" fo:font-size="12pt" fo:font-style="normal" style:text-underline-style="none" fo:font-weight="normal" officeooo:rsid="0046ddcd" style:text-blinking="false" fo:background-color="transparent" loext:char-shading-value="0" style:font-size-asian="12pt" style:font-style-asian="normal" style:font-size-complex="12pt" style:font-style-complex="normal"/>
    </style:style>
    <style:style style:name="T35" style:family="text">
      <style:text-properties fo:font-variant="normal" fo:text-transform="none" fo:color="#000000" style:text-line-through-style="none" style:text-line-through-type="none" style:font-name="Times New Roman" fo:font-size="12pt" fo:font-style="italic" style:text-underline-style="none" fo:font-weight="normal" officeooo:rsid="0048460d" style:text-blinking="false" fo:background-color="transparent" loext:char-shading-value="0" style:font-size-asian="12pt" style:font-style-asian="italic" style:font-size-complex="12pt" style:font-style-complex="italic"/>
    </style:style>
    <style:style style:name="T36" style:family="text">
      <style:text-properties fo:font-variant="normal" fo:text-transform="none" fo:color="#000000" style:text-line-through-style="none" style:text-line-through-type="none" style:font-name="Times New Roman" fo:font-size="12pt" fo:font-style="italic" style:text-underline-style="none" fo:font-weight="normal" officeooo:rsid="0046ddcd" style:text-blinking="false" fo:background-color="transparent" loext:char-shading-value="0" style:font-size-asian="12pt" style:font-style-asian="italic" style:font-size-complex="12pt" style:font-style-complex="italic"/>
    </style:style>
    <style:style style:name="T3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0fed4" style:text-blinking="false" fo:background-color="transparent" loext:char-shading-value="0" style:font-size-asian="12pt" style:font-style-asian="normal" style:font-size-complex="12pt" style:font-style-complex="normal"/>
    </style:style>
    <style:style style:name="T38" style:family="text">
      <style:text-properties fo:font-variant="normal" fo:text-transform="none" fo:color="#000000" style:text-line-through-style="none" style:text-line-through-type="none" style:font-name="Times New Roman" fo:font-size="12pt" fo:letter-spacing="normal" fo:font-style="italic" style:text-underline-style="none" fo:font-weight="normal" officeooo:rsid="0020fed4" style:text-blinking="false" fo:background-color="transparent" loext:char-shading-value="0" style:font-size-asian="12pt" style:font-style-asian="italic" style:font-size-complex="12pt" style:font-style-complex="italic"/>
    </style:style>
    <style:style style:name="T39"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20fed4" style:text-blinking="false" fo:background-color="transparent" loext:char-shading-value="0" style:font-style-asian="normal" style:font-style-complex="normal"/>
    </style:style>
    <style:style style:name="T40" style:family="text">
      <style:text-properties fo:font-variant="normal" fo:text-transform="none" fo:color="#000000" style:text-line-through-style="none" style:text-line-through-type="none" style:font-name="Times New Roman" fo:letter-spacing="normal" fo:font-style="italic" style:text-underline-style="none" fo:font-weight="normal" officeooo:rsid="0020fed4" style:text-blinking="false" fo:background-color="transparent" loext:char-shading-value="0" style:font-style-asian="italic" style:font-style-complex="italic"/>
    </style:style>
    <style:style style:name="T41" style:family="text">
      <style:text-properties fo:font-variant="normal" fo:text-transform="none" fo:color="#000000" style:text-line-through-style="none" style:text-line-through-type="none" style:font-name="Times New Roman" fo:font-style="normal" style:text-underline-style="none" fo:font-weight="normal" officeooo:rsid="0048460d" style:text-blinking="false" fo:background-color="transparent" loext:char-shading-value="0" style:font-style-asian="normal" style:font-style-complex="normal"/>
    </style:style>
    <style:style style:name="T42" style:family="text">
      <style:text-properties fo:font-variant="normal" fo:text-transform="none" fo:color="#000000" style:text-line-through-style="none" style:text-line-through-type="none" style:font-name="Times New Roman" fo:font-style="normal" style:text-underline-style="none" fo:font-weight="normal" officeooo:rsid="0046ddcd" style:text-blinking="false" fo:background-color="transparent" loext:char-shading-value="0" style:font-style-asian="normal" style:font-style-complex="normal"/>
    </style:style>
    <style:style style:name="T43" style:family="text">
      <style:text-properties fo:font-variant="normal" fo:text-transform="none" fo:color="#000000" style:text-line-through-style="none" style:text-line-through-type="none" style:font-name="Times New Roman" fo:font-style="italic" style:text-underline-style="none" fo:font-weight="normal" officeooo:rsid="0048460d" style:text-blinking="false" fo:background-color="transparent" loext:char-shading-value="0" style:font-style-asian="italic" style:font-style-complex="italic"/>
    </style:style>
    <style:style style:name="T44" style:family="text">
      <style:text-properties fo:font-variant="normal" fo:text-transform="none" fo:color="#000000" style:text-line-through-style="none" style:text-line-through-type="none" style:font-name="Times New Roman" fo:font-style="italic" style:text-underline-style="none" fo:font-weight="normal" officeooo:rsid="0046ddcd" style:text-blinking="false" fo:background-color="transparent" loext:char-shading-value="0" style:font-style-asian="italic" style:font-style-complex="italic"/>
    </style:style>
    <style:style style:name="T45" style:family="text">
      <style:text-properties fo:font-variant="normal" fo:text-transform="none" fo:color="#000000" style:text-line-through-style="none" style:text-line-through-type="none" fo:letter-spacing="normal" fo:font-style="normal" style:text-underline-style="none" fo:font-weight="normal" officeooo:rsid="0020fed4" style:text-blinking="false" fo:background-color="transparent" loext:char-shading-value="0" style:font-style-asian="normal" style:font-style-complex="normal"/>
    </style:style>
    <style:style style:name="T46" style:family="text">
      <style:text-properties fo:font-variant="normal" fo:text-transform="none" fo:color="#000000" style:text-line-through-style="none" style:text-line-through-type="none" fo:letter-spacing="normal" fo:font-style="italic" style:text-underline-style="none" fo:font-weight="normal" officeooo:rsid="0020fed4" style:text-blinking="false" fo:background-color="transparent" loext:char-shading-value="0" style:font-style-asian="italic" style:font-style-complex="italic"/>
    </style:style>
    <style:style style:name="T47" style:family="text">
      <style:text-properties fo:font-variant="normal" fo:text-transform="none" fo:color="#000000" style:font-name="Times New Roman" fo:font-size="12pt" fo:font-style="normal" fo:font-weight="normal" officeooo:rsid="004508f0" style:font-size-asian="10.5pt" style:font-size-complex="12pt"/>
    </style:style>
    <style:style style:name="T48" style:family="text">
      <style:text-properties fo:font-variant="normal" fo:text-transform="none" fo:color="#000000" style:font-name="Times New Roman" fo:font-size="12pt" fo:font-style="normal" fo:font-weight="normal" officeooo:rsid="00454bbe" style:font-size-asian="10.5pt" style:font-size-complex="12pt"/>
    </style:style>
    <style:style style:name="T49" style:family="text">
      <style:text-properties fo:font-variant="normal" fo:text-transform="none" fo:color="#000000" style:font-name="Times New Roman" fo:font-size="12pt" fo:font-style="normal" fo:font-weight="normal" officeooo:rsid="0048460d" style:font-size-asian="10.5pt" style:font-size-complex="12pt"/>
    </style:style>
    <style:style style:name="T50" style:family="text">
      <style:text-properties fo:font-variant="normal" fo:text-transform="none" fo:color="#000000" style:font-name="Times New Roman" fo:font-size="12pt" fo:font-style="italic" fo:font-weight="normal" officeooo:rsid="00454bbe" style:font-size-asian="10.5pt" style:font-style-asian="italic" style:font-size-complex="12pt" style:font-style-complex="italic"/>
    </style:style>
    <style:style style:name="T51" style:family="text">
      <style:text-properties fo:font-variant="normal" fo:text-transform="none" fo:color="#000000" style:font-name="Times New Roman" fo:font-size="12pt" fo:font-style="italic" fo:font-weight="normal" officeooo:rsid="004508f0" style:font-size-asian="10.5pt" style:font-style-asian="italic" style:font-size-complex="12pt" style:font-style-complex="italic"/>
    </style:style>
    <style:style style:name="T52" style:family="text">
      <style:text-properties fo:font-variant="normal" fo:text-transform="none" fo:color="#000000" fo:font-size="12pt" fo:font-style="normal" fo:font-weight="normal" officeooo:rsid="00454bbe" style:font-size-asian="10.5pt" style:font-size-complex="12pt"/>
    </style:style>
    <style:style style:name="T53" style:family="text">
      <style:text-properties fo:font-variant="normal" fo:text-transform="none" fo:color="#000000" fo:font-size="12pt" fo:font-style="normal" fo:font-weight="normal" officeooo:rsid="004508f0" style:font-size-asian="10.5pt" style:font-size-complex="12pt"/>
    </style:style>
    <style:style style:name="T54" style:family="text">
      <style:text-properties fo:font-variant="normal" fo:text-transform="none" fo:color="#000000" fo:font-size="12pt" fo:font-style="normal" fo:font-weight="normal" officeooo:rsid="0048460d" style:font-size-asian="10.5pt" style:font-size-complex="12pt"/>
    </style:style>
    <style:style style:name="T55" style:family="text">
      <style:text-properties fo:font-variant="normal" fo:text-transform="none" fo:color="#000000" fo:font-size="12pt" fo:font-style="italic" fo:font-weight="normal" officeooo:rsid="00454bbe" style:font-size-asian="10.5pt" style:font-style-asian="italic" style:font-size-complex="12pt" style:font-style-complex="italic"/>
    </style:style>
    <style:style style:name="T56" style:family="text">
      <style:text-properties fo:font-variant="normal" fo:text-transform="none" fo:color="#000000" fo:font-size="12pt" fo:font-style="italic" fo:font-weight="normal" officeooo:rsid="004508f0" style:font-size-asian="10.5pt" style:font-style-asian="italic" style:font-size-complex="12pt" style:font-style-complex="italic"/>
    </style:style>
    <style:style style:name="T57" style:family="text">
      <style:text-properties fo:font-variant="normal" fo:text-transform="none" fo:color="#000000" fo:font-style="normal" fo:font-weight="normal" officeooo:rsid="00454bbe"/>
    </style:style>
    <style:style style:name="T58" style:family="text">
      <style:text-properties fo:font-variant="normal" fo:text-transform="none" fo:color="#000000" fo:font-style="normal" fo:font-weight="normal" officeooo:rsid="004508f0"/>
    </style:style>
    <style:style style:name="T59" style:family="text">
      <style:text-properties fo:font-variant="normal" fo:text-transform="none" fo:color="#000000" fo:font-style="normal" fo:font-weight="normal" officeooo:rsid="0048460d"/>
    </style:style>
    <style:style style:name="T60" style:family="text">
      <style:text-properties fo:font-variant="normal" fo:text-transform="none" fo:color="#000000" fo:font-style="italic" fo:font-weight="normal" officeooo:rsid="00454bbe" style:font-style-asian="italic" style:font-style-complex="italic"/>
    </style:style>
    <style:style style:name="T61" style:family="text">
      <style:text-properties fo:font-variant="normal" fo:text-transform="none" fo:color="#000000" fo:font-style="italic" fo:font-weight="normal" officeooo:rsid="004508f0" style:font-style-asian="italic" style:font-style-complex="italic"/>
    </style:style>
    <style:style style:name="T62" style:family="text">
      <style:text-properties fo:font-variant="normal" fo:text-transform="none" style:use-window-font-color="true" style:font-name="Times New Roman" fo:font-size="12pt" fo:font-style="normal" fo:font-weight="normal" officeooo:rsid="00454bbe" fo:background-color="transparent" loext:char-shading-value="0" style:font-size-asian="10.5pt" style:font-style-asian="normal" style:font-size-complex="12pt" style:font-style-complex="normal"/>
    </style:style>
    <style:style style:name="T63" style:family="text">
      <style:text-properties fo:font-variant="normal" fo:text-transform="none" style:use-window-font-color="true" fo:font-size="12pt" fo:font-style="normal" fo:font-weight="normal" officeooo:rsid="00454bbe" fo:background-color="transparent" loext:char-shading-value="0" style:font-size-asian="10.5pt" style:font-style-asian="normal" style:font-size-complex="12pt" style:font-style-complex="normal"/>
    </style:style>
    <style:style style:name="T64" style:family="text">
      <style:text-properties fo:font-variant="normal" fo:text-transform="none" style:use-window-font-color="true" fo:font-style="normal" fo:font-weight="normal" officeooo:rsid="00454bbe" fo:background-color="transparent" loext:char-shading-value="0" style:font-style-asian="normal" style:font-style-complex="normal"/>
    </style:style>
    <style:style style:name="T65" style:family="text">
      <style:text-properties officeooo:rsid="0015ad5f"/>
    </style:style>
    <style:style style:name="T66" style:family="text">
      <style:text-properties officeooo:rsid="0009ee40"/>
    </style:style>
    <style:style style:name="T67" style:family="text">
      <style:text-properties officeooo:rsid="001364c2"/>
    </style:style>
    <style:style style:name="T68" style:family="text">
      <style:text-properties style:font-name="Times New Roman1" fo:font-size="11.25pt" fo:letter-spacing="normal"/>
    </style:style>
    <style:style style:name="T69" style:family="text">
      <style:text-properties style:font-name="Times New Roman1" fo:font-size="11.25pt" fo:letter-spacing="normal" officeooo:rsid="001d72aa"/>
    </style:style>
    <style:style style:name="T70" style:family="text">
      <style:text-properties style:font-name="Times New Roman1" fo:font-size="11.25pt" fo:letter-spacing="normal" officeooo:rsid="001f4035"/>
    </style:style>
    <style:style style:name="T71" style:family="text">
      <style:text-properties style:font-name="Times New Roman1" fo:font-size="11.25pt" fo:letter-spacing="normal" officeooo:rsid="0020fed4"/>
    </style:style>
    <style:style style:name="T72" style:family="text">
      <style:text-properties style:font-name="Times New Roman1" fo:font-size="11.25pt" fo:letter-spacing="normal" officeooo:rsid="0021b2ef"/>
    </style:style>
    <style:style style:name="T73" style:family="text">
      <style:text-properties style:font-name="Times New Roman1" fo:font-size="11.25pt" fo:letter-spacing="normal" officeooo:rsid="0021ebf9"/>
    </style:style>
    <style:style style:name="T74" style:family="text">
      <style:text-properties style:font-name="Times New Roman1" fo:font-size="11.25pt" fo:letter-spacing="normal" officeooo:rsid="00226abd"/>
    </style:style>
    <style:style style:name="T75" style:family="text">
      <style:text-properties style:font-name="Times New Roman1" fo:font-size="11.25pt" fo:letter-spacing="normal" officeooo:rsid="0022d093"/>
    </style:style>
    <style:style style:name="T76" style:family="text">
      <style:text-properties style:font-name="Times New Roman1" fo:font-size="11.25pt" fo:letter-spacing="normal" officeooo:rsid="0023538f"/>
    </style:style>
    <style:style style:name="T77" style:family="text">
      <style:text-properties style:font-name="Times New Roman1" fo:font-size="11.25pt" fo:letter-spacing="normal" officeooo:rsid="0023af4c"/>
    </style:style>
    <style:style style:name="T78" style:family="text">
      <style:text-properties style:font-name="Times New Roman1" fo:font-size="11.25pt" fo:letter-spacing="normal" officeooo:rsid="003c8e2d"/>
    </style:style>
    <style:style style:name="T79" style:family="text">
      <style:text-properties style:font-name="Times New Roman1" fo:font-size="11.25pt" fo:letter-spacing="normal" officeooo:rsid="003cecd5"/>
    </style:style>
    <style:style style:name="T80" style:family="text">
      <style:text-properties style:font-name="Times New Roman1" fo:font-size="11.25pt" fo:letter-spacing="normal" officeooo:rsid="003d033a"/>
    </style:style>
    <style:style style:name="T81" style:family="text">
      <style:text-properties style:font-name="Times New Roman1" fo:font-size="11.25pt" fo:letter-spacing="normal" officeooo:rsid="003eddf5"/>
    </style:style>
    <style:style style:name="T82" style:family="text">
      <style:text-properties style:font-name="Times New Roman1" fo:font-size="11.25pt" fo:letter-spacing="normal" officeooo:rsid="004635c0"/>
    </style:style>
    <style:style style:name="T83" style:family="text">
      <style:text-properties style:font-name="Times New Roman1" fo:font-size="11.25pt" fo:letter-spacing="normal" officeooo:rsid="0046ddcd"/>
    </style:style>
    <style:style style:name="T84" style:family="text">
      <style:text-properties style:font-name="Times New Roman1" fo:font-size="11.25pt" fo:letter-spacing="normal" fo:font-style="italic" officeooo:rsid="0020fed4"/>
    </style:style>
    <style:style style:name="T85" style:family="text">
      <style:text-properties style:font-name="Times New Roman1" fo:letter-spacing="normal" style:font-size-asian="12pt" style:font-size-complex="12pt"/>
    </style:style>
    <style:style style:name="T86" style:family="text">
      <style:text-properties style:font-name="Times New Roman1" fo:letter-spacing="normal" officeooo:rsid="001d72aa" style:font-size-asian="12pt" style:font-size-complex="12pt"/>
    </style:style>
    <style:style style:name="T87" style:family="text">
      <style:text-properties style:font-name="Times New Roman1" fo:letter-spacing="normal" officeooo:rsid="004635c0" style:font-size-asian="12pt" style:font-size-complex="12pt"/>
    </style:style>
    <style:style style:name="T88" style:family="text">
      <style:text-properties style:text-line-through-style="none" style:text-line-through-type="none" style:text-underline-style="none" officeooo:rsid="001364c2" style:text-blinking="false" fo:background-color="transparent" loext:char-shading-value="0" style:font-size-asian="12pt" style:font-size-complex="12pt"/>
    </style:style>
    <style:style style:name="T89" style:family="text">
      <style:text-properties style:text-line-through-style="none" style:text-line-through-type="none" style:text-underline-style="none" officeooo:rsid="001d72aa" style:text-blinking="false" fo:background-color="transparent" loext:char-shading-value="0" style:font-size-asian="12pt" style:font-size-complex="12pt"/>
    </style:style>
    <style:style style:name="T90" style:family="text">
      <style:text-properties style:text-line-through-style="none" style:text-line-through-type="none" style:text-underline-style="none" officeooo:rsid="001f4035" style:text-blinking="false" fo:background-color="transparent" loext:char-shading-value="0" style:font-size-asian="12pt" style:font-size-complex="12pt"/>
    </style:style>
    <style:style style:name="T91" style:family="text">
      <style:text-properties style:text-line-through-style="none" style:text-line-through-type="none" style:text-underline-style="none" officeooo:rsid="003cecd5" style:text-blinking="false" fo:background-color="transparent" loext:char-shading-value="0" style:font-size-asian="12pt" style:font-size-complex="12pt"/>
    </style:style>
    <style:style style:name="T92" style:family="text">
      <style:text-properties style:text-line-through-style="none" style:text-line-through-type="none" style:text-underline-style="none" officeooo:rsid="00454bbe" style:text-blinking="false" fo:background-color="transparent" loext:char-shading-value="0" style:font-size-asian="12pt" style:font-size-complex="12pt"/>
    </style:style>
    <style:style style:name="T93" style:family="text">
      <style:text-properties style:text-line-through-style="none" style:text-line-through-type="none" style:text-underline-style="none" officeooo:rsid="004a0eb6" style:text-blinking="false" fo:background-color="transparent" loext:char-shading-value="0" style:font-size-asian="12pt" style:font-size-complex="12pt"/>
    </style:style>
    <style:style style:name="T94" style:family="text">
      <style:text-properties style:text-line-through-style="none" style:text-line-through-type="none" style:text-underline-style="none" officeooo:rsid="00454bbe" style:text-blinking="false" fo:background-color="transparent" loext:char-shading-value="0" style:font-size-asian="12pt" style:font-style-asian="normal" style:font-size-complex="12pt" style:font-style-complex="normal"/>
    </style:style>
    <style:style style:name="T95" style:family="text">
      <style:text-properties style:text-line-through-style="none" style:text-line-through-type="none" style:text-underline-style="none" officeooo:rsid="004635c0" style:text-blinking="false" fo:background-color="transparent" loext:char-shading-value="0" style:font-size-asian="12pt" style:font-style-asian="normal" style:font-size-complex="12pt" style:font-style-complex="normal"/>
    </style:style>
    <style:style style:name="T96" style:family="text">
      <style:text-properties style:text-line-through-style="none" style:text-line-through-type="none" style:text-underline-style="none" officeooo:rsid="00454bbe" style:text-blinking="false" fo:background-color="transparent" loext:char-shading-value="0"/>
    </style:style>
    <style:style style:name="T97" style:family="text">
      <style:text-properties style:text-line-through-style="none" style:text-line-through-type="none" style:text-underline-style="none" officeooo:rsid="00454bbe" style:text-blinking="false" fo:background-color="transparent" loext:char-shading-value="0" style:font-style-asian="normal" style:font-style-complex="normal"/>
    </style:style>
    <style:style style:name="T98" style:family="text">
      <style:text-properties style:text-line-through-style="none" style:text-line-through-type="none" style:text-underline-style="none" officeooo:rsid="004635c0" style:text-blinking="false" fo:background-color="transparent" loext:char-shading-value="0" style:font-style-asian="normal" style:font-style-complex="normal"/>
    </style:style>
    <style:style style:name="T99" style:family="text">
      <style:text-properties style:text-line-through-style="none" style:text-line-through-type="none" style:text-underline-style="none" officeooo:rsid="001364c2" style:text-blinking="false" fo:background-color="transparent" loext:char-shading-value="0"/>
    </style:style>
    <style:style style:name="T100" style:family="text">
      <style:text-properties style:text-line-through-style="none" style:text-line-through-type="none" style:text-underline-style="none" officeooo:rsid="004a0eb6" style:text-blinking="false" fo:background-color="transparent" loext:char-shading-value="0"/>
    </style:style>
    <style:style style:name="T101" style:family="text">
      <style:text-properties style:text-line-through-style="none" style:text-line-through-type="none" style:text-underline-style="none" officeooo:rsid="003cecd5" style:text-blinking="false" fo:background-color="transparent" loext:char-shading-value="0"/>
    </style:style>
    <style:style style:name="T102" style:family="text">
      <style:text-properties style:text-line-through-style="none" style:text-line-through-type="none" style:text-underline-style="none" officeooo:rsid="001d72aa" style:text-blinking="false" fo:background-color="transparent" loext:char-shading-value="0"/>
    </style:style>
    <style:style style:name="T103" style:family="text">
      <style:text-properties style:text-line-through-style="none" style:text-line-through-type="none" style:text-underline-style="none" officeooo:rsid="001f4035" style:text-blinking="false" fo:background-color="transparent" loext:char-shading-value="0"/>
    </style:style>
    <style:style style:name="T104" style:family="text">
      <style:text-properties style:text-line-through-style="none" style:text-line-through-type="none" style:font-name="Times New Roman" style:text-underline-style="none" officeooo:rsid="001d72aa" style:text-blinking="false" fo:background-color="transparent" loext:char-shading-value="0" style:font-size-asian="12pt" style:font-size-complex="12pt"/>
    </style:style>
    <style:style style:name="T105" style:family="text">
      <style:text-properties style:text-line-through-style="none" style:text-line-through-type="none" style:font-name="Times New Roman" style:text-underline-style="none" officeooo:rsid="001f4035" style:text-blinking="false" fo:background-color="transparent" loext:char-shading-value="0" style:font-size-asian="12pt" style:font-size-complex="12pt"/>
    </style:style>
    <style:style style:name="T106" style:family="text">
      <style:text-properties officeooo:rsid="00276367"/>
    </style:style>
    <style:style style:name="T107" style:family="text">
      <style:text-properties fo:color="#222222" style:font-name="Times New Roman" fo:letter-spacing="normal" style:font-size-asian="12pt" style:font-size-complex="12pt"/>
    </style:style>
    <style:style style:name="T108" style:family="text">
      <style:text-properties fo:color="#222222" fo:letter-spacing="normal"/>
    </style:style>
    <style:style style:name="T109" style:family="text">
      <style:text-properties fo:color="#222222" fo:letter-spacing="normal" style:font-size-asian="12pt" style:font-size-complex="12pt"/>
    </style:style>
    <style:style style:name="T110" style:family="text">
      <style:text-properties style:font-name="Times New Roman"/>
    </style:style>
    <style:style style:name="T111" style:family="text">
      <style:text-properties style:font-name="Times New Roman" fo:font-size="11.25pt" fo:letter-spacing="normal"/>
    </style:style>
    <style:style style:name="T112" style:family="text">
      <style:text-properties style:font-name="Times New Roman" fo:font-size="11.25pt" fo:letter-spacing="normal" officeooo:rsid="001f4035"/>
    </style:style>
    <style:style style:name="T113" style:family="text">
      <style:text-properties style:font-name="Times New Roman" fo:font-size="11.25pt" fo:letter-spacing="normal" officeooo:rsid="004635c0"/>
    </style:style>
    <style:style style:name="T114" style:family="text">
      <style:text-properties style:font-name="Times New Roman" fo:font-size="11.25pt" fo:letter-spacing="normal" officeooo:rsid="0020fed4"/>
    </style:style>
    <style:style style:name="T115" style:family="text">
      <style:text-properties style:font-name="Times New Roman" fo:font-size="11.25pt" fo:letter-spacing="normal" officeooo:rsid="0021b2ef"/>
    </style:style>
    <style:style style:name="T116" style:family="text">
      <style:text-properties style:font-name="Times New Roman" fo:font-size="11.25pt" fo:letter-spacing="normal" officeooo:rsid="003cecd5"/>
    </style:style>
    <style:style style:name="T117" style:family="text">
      <style:text-properties style:font-name="Times New Roman" fo:letter-spacing="normal" style:font-size-asian="12pt" style:font-size-complex="12pt"/>
    </style:style>
    <style:style style:name="T118" style:family="text">
      <style:text-properties style:font-name="Times New Roman" fo:letter-spacing="normal" officeooo:rsid="001f4035" style:font-size-asian="12pt" style:font-size-complex="12pt"/>
    </style:style>
    <style:style style:name="T119" style:family="text">
      <style:text-properties style:font-name="Times New Roman" fo:letter-spacing="normal" officeooo:rsid="004635c0" style:font-size-asian="12pt" style:font-size-complex="12pt"/>
    </style:style>
    <style:style style:name="T120" style:family="text">
      <style:text-properties style:font-name="Times New Roman" fo:letter-spacing="normal" officeooo:rsid="0020fed4" style:font-size-asian="12pt" style:font-size-complex="12pt"/>
    </style:style>
    <style:style style:name="T121" style:family="text">
      <style:text-properties style:font-name="Times New Roman" fo:letter-spacing="normal" officeooo:rsid="0021b2ef" style:font-size-asian="12pt" style:font-size-complex="12pt"/>
    </style:style>
    <style:style style:name="T122" style:family="text">
      <style:text-properties style:font-name="Times New Roman" fo:letter-spacing="normal" officeooo:rsid="003cecd5" style:font-size-asian="12pt" style:font-size-complex="12pt"/>
    </style:style>
    <style:style style:name="T123" style:family="text">
      <style:text-properties style:font-name="Times New Roman" fo:font-size="12pt" style:font-size-asian="12pt" style:font-size-complex="12pt"/>
    </style:style>
    <style:style style:name="T124" style:family="text">
      <style:text-properties fo:letter-spacing="normal"/>
    </style:style>
    <style:style style:name="T125" style:family="text">
      <style:text-properties fo:letter-spacing="normal" style:font-size-asian="12pt" style:font-size-complex="12pt"/>
    </style:style>
    <style:style style:name="T126" style:family="text">
      <style:text-properties fo:letter-spacing="normal" officeooo:rsid="00276367" style:font-size-asian="12pt" style:font-size-complex="12pt"/>
    </style:style>
    <style:style style:name="T127" style:family="text">
      <style:text-properties fo:letter-spacing="normal" officeooo:rsid="00360d58" style:font-size-asian="12pt" style:font-size-complex="12pt"/>
    </style:style>
    <style:style style:name="T128" style:family="text">
      <style:text-properties fo:letter-spacing="normal" officeooo:rsid="00379d4e" style:font-size-asian="12pt" style:font-size-complex="12pt"/>
    </style:style>
    <style:style style:name="T129" style:family="text">
      <style:text-properties fo:letter-spacing="normal" officeooo:rsid="0038f1a3" style:font-size-asian="12pt" style:font-size-complex="12pt"/>
    </style:style>
    <style:style style:name="T130" style:family="text">
      <style:text-properties fo:letter-spacing="normal" officeooo:rsid="003c8e2d" style:font-size-asian="12pt" style:font-size-complex="12pt"/>
    </style:style>
    <style:style style:name="T131" style:family="text">
      <style:text-properties fo:letter-spacing="normal" officeooo:rsid="003cecd5" style:font-size-asian="12pt" style:font-size-complex="12pt"/>
    </style:style>
    <style:style style:name="T132" style:family="text">
      <style:text-properties fo:letter-spacing="normal" officeooo:rsid="0048460d" style:font-size-asian="12pt" style:font-size-complex="12pt"/>
    </style:style>
    <style:style style:name="T133" style:family="text">
      <style:text-properties fo:letter-spacing="normal" officeooo:rsid="001d72aa" style:font-size-asian="12pt" style:font-size-complex="12pt"/>
    </style:style>
    <style:style style:name="T134" style:family="text">
      <style:text-properties fo:letter-spacing="normal" officeooo:rsid="004635c0" style:font-size-asian="12pt" style:font-size-complex="12pt"/>
    </style:style>
    <style:style style:name="T135" style:family="text">
      <style:text-properties fo:letter-spacing="normal" officeooo:rsid="001f4035" style:font-size-asian="12pt" style:font-size-complex="12pt"/>
    </style:style>
    <style:style style:name="T136" style:family="text">
      <style:text-properties fo:letter-spacing="normal" officeooo:rsid="0020fed4" style:font-size-asian="12pt" style:font-size-complex="12pt"/>
    </style:style>
    <style:style style:name="T137" style:family="text">
      <style:text-properties fo:letter-spacing="normal" officeooo:rsid="0021b2ef" style:font-size-asian="12pt" style:font-size-complex="12pt"/>
    </style:style>
    <style:style style:name="T138" style:family="text">
      <style:text-properties fo:letter-spacing="normal" officeooo:rsid="001d72aa"/>
    </style:style>
    <style:style style:name="T139" style:family="text">
      <style:text-properties fo:letter-spacing="normal" officeooo:rsid="0021ebf9"/>
    </style:style>
    <style:style style:name="T140" style:family="text">
      <style:text-properties fo:letter-spacing="normal" officeooo:rsid="004635c0"/>
    </style:style>
    <style:style style:name="T141" style:family="text">
      <style:text-properties fo:letter-spacing="normal" officeooo:rsid="001f4035"/>
    </style:style>
    <style:style style:name="T142" style:family="text">
      <style:text-properties fo:letter-spacing="normal" officeooo:rsid="0020fed4"/>
    </style:style>
    <style:style style:name="T143" style:family="text">
      <style:text-properties fo:letter-spacing="normal" officeooo:rsid="0021b2ef"/>
    </style:style>
    <style:style style:name="T144" style:family="text">
      <style:text-properties fo:letter-spacing="normal" officeooo:rsid="003cecd5"/>
    </style:style>
    <style:style style:name="T145" style:family="text">
      <style:text-properties fo:letter-spacing="normal" officeooo:rsid="003c8e2d"/>
    </style:style>
    <style:style style:name="T146" style:family="text">
      <style:text-properties fo:letter-spacing="normal" officeooo:rsid="00226abd"/>
    </style:style>
    <style:style style:name="T147" style:family="text">
      <style:text-properties fo:letter-spacing="normal" officeooo:rsid="0046ddcd"/>
    </style:style>
    <style:style style:name="T148" style:family="text">
      <style:text-properties fo:letter-spacing="normal" officeooo:rsid="003d033a"/>
    </style:style>
    <style:style style:name="T149" style:family="text">
      <style:text-properties fo:letter-spacing="normal" officeooo:rsid="003eddf5"/>
    </style:style>
    <style:style style:name="T150" style:family="text">
      <style:text-properties fo:letter-spacing="normal" officeooo:rsid="0022d093"/>
    </style:style>
    <style:style style:name="T151" style:family="text">
      <style:text-properties fo:letter-spacing="normal" officeooo:rsid="0023538f"/>
    </style:style>
    <style:style style:name="T152" style:family="text">
      <style:text-properties fo:letter-spacing="normal" officeooo:rsid="0023af4c"/>
    </style:style>
    <style:style style:name="T153" style:family="text">
      <style:text-properties fo:letter-spacing="normal" officeooo:rsid="00276367"/>
    </style:style>
    <style:style style:name="T154" style:family="text">
      <style:text-properties fo:letter-spacing="normal" officeooo:rsid="0048460d"/>
    </style:style>
    <style:style style:name="T155" style:family="text">
      <style:text-properties fo:letter-spacing="normal" officeooo:rsid="00360d58"/>
    </style:style>
    <style:style style:name="T156" style:family="text">
      <style:text-properties fo:letter-spacing="normal" officeooo:rsid="00379d4e"/>
    </style:style>
    <style:style style:name="T157" style:family="text">
      <style:text-properties fo:letter-spacing="normal" officeooo:rsid="0038f1a3"/>
    </style:style>
    <style:style style:name="T158" style:family="text">
      <style:text-properties fo:letter-spacing="normal" fo:font-style="italic" officeooo:rsid="0020fed4"/>
    </style:style>
    <style:style style:name="T159" style:family="text">
      <style:text-properties fo:letter-spacing="normal" officeooo:rsid="004a0eb6"/>
    </style:style>
    <style:style style:name="T160" style:family="text">
      <style:text-properties officeooo:rsid="003cecd5"/>
    </style:style>
    <style:style style:name="T161" style:family="text">
      <style:text-properties officeooo:rsid="004359d3"/>
    </style:style>
    <style:style style:name="T162" style:family="text">
      <style:text-properties fo:font-style="italic" style:font-style-asian="italic" style:font-style-complex="italic"/>
    </style:style>
    <style:style style:name="T163" style:family="text">
      <style:text-properties style:font-style-asian="normal" style:font-style-complex="normal"/>
    </style:style>
    <style:style style:name="T164" style:family="text">
      <style:text-properties fo:font-size="11.25pt" fo:letter-spacing="normal"/>
    </style:style>
    <style:style style:name="T165" style:family="text">
      <style:text-properties fo:font-size="11.25pt" fo:letter-spacing="normal" officeooo:rsid="001d72aa"/>
    </style:style>
    <style:style style:name="T166" style:family="text">
      <style:text-properties fo:font-size="11.25pt" fo:letter-spacing="normal" officeooo:rsid="0021b2ef"/>
    </style:style>
    <style:style style:name="T167" style:family="text">
      <style:text-properties fo:font-size="11.25pt" fo:letter-spacing="normal" officeooo:rsid="003cecd5"/>
    </style:style>
    <style:style style:name="T168" style:family="text">
      <style:text-properties fo:font-size="11.25pt" fo:letter-spacing="normal" officeooo:rsid="003c8e2d"/>
    </style:style>
    <style:style style:name="T169" style:family="text">
      <style:text-properties fo:font-size="11.25pt" fo:letter-spacing="normal" officeooo:rsid="00226abd"/>
    </style:style>
    <style:style style:name="T170" style:family="text">
      <style:text-properties fo:font-size="11.25pt" fo:letter-spacing="normal" officeooo:rsid="0021ebf9"/>
    </style:style>
    <style:style style:name="T171" style:family="text">
      <style:text-properties fo:font-size="11.25pt" fo:letter-spacing="normal" officeooo:rsid="0046ddcd"/>
    </style:style>
    <style:style style:name="T172" style:family="text">
      <style:text-properties fo:font-size="11.25pt" fo:letter-spacing="normal" officeooo:rsid="003d033a"/>
    </style:style>
    <style:style style:name="T173" style:family="text">
      <style:text-properties fo:font-size="11.25pt" fo:letter-spacing="normal" officeooo:rsid="003eddf5"/>
    </style:style>
    <style:style style:name="T174" style:family="text">
      <style:text-properties fo:font-size="11.25pt" fo:letter-spacing="normal" officeooo:rsid="0022d093"/>
    </style:style>
    <style:style style:name="T175" style:family="text">
      <style:text-properties fo:font-size="11.25pt" fo:letter-spacing="normal" officeooo:rsid="0023538f"/>
    </style:style>
    <style:style style:name="T176" style:family="text">
      <style:text-properties fo:font-size="11.25pt" fo:letter-spacing="normal" officeooo:rsid="0023af4c"/>
    </style:style>
    <style:style style:name="T177" style:family="text">
      <style:text-properties fo:font-size="11.25pt" fo:letter-spacing="normal" fo:font-style="italic" officeooo:rsid="0020fed4"/>
    </style:style>
    <style:style style:name="T178" style:family="text">
      <style:text-properties fo:font-size="11.25pt" fo:letter-spacing="normal" officeooo:rsid="0020fed4"/>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University of Waterloo</text:p>
      <text:h text:style-name="P30" text:outline-level="1"><text:bookmark-start text:name="__RefHeading__368_940611971"/>CS492 A<text:span text:style-name="T66">3</text:span><text:bookmark-end text:name="__RefHeading__368_940611971"/></text:h>
      <text:p text:style-name="P1"><text:line-break/><text:line-break/><text:line-break/><text:line-break/><text:line-break/><text:line-break/></text:p>
      <text:p text:style-name="P28"><text:span text:style-name="T7">The Changing Nature of Work with Mobile Devices</text:span><text:line-break/><text:line-break/><text:line-break/><text:line-break/><text:line-break/><text:line-break/></text:p>
      <text:p text:style-name="P1"/>
      <text:p text:style-name="P1"><text:line-break/><text:line-break/><text:line-break/><text:line-break/><text:line-break/><text:line-break/><text:line-break/></text:p>
      <text:p text:style-name="P1"><text:line-break/></text:p>
      <text:p text:style-name="P1"/>
      <text:p text:style-name="P1"><text:line-break/><text:tab/><text:tab/><text:tab/><text:tab/><text:tab/><text:tab/><text:span text:style-name="T1">Daniel Reynolds</text:span></text:p>
      <text:p text:style-name="P4">20473104</text:p>
      <text:p text:style-name="P4"><text:span text:style-name="T65">4A</text:span> Computer Science</text:p>
      <text:p text:style-name="P5">May 2016</text:p>
      <text:p text:style-name="P5"><text:soft-page-break/></text:p>
      <text:p text:style-name="P6"><text:span text:style-name="T66"><text:tab/>The rise of the “smartphone”, devices with advanced operating systems and powerful hardware, has turned the average phone into a portable, multi-purpose computing device. The most common mobile operating system is Android, a system bought and currently maintained by Google which is based on the popular Linux kernel used on many desktop computers (HeatWare, 2014). While mobile phones used to be limited to basic calling and messaging functionality, today's Android phones come equipped with sensors ranging from light and motion detection to fingerprinting, as well as storage and processing power that already rivals many dedicated personal computers (Bonnington, 2015). These mobile devices are commonly referred to as “smartphones”, computerized versions of traditional phones that provide users with fast access to the Internet and millions of custom applications. Smartphones are simplifying the workflow for many large companies by making it easier to coordinate with teams and access information. Additionally, smartphones have led to the creation of entirely new jobs for social media professionals and entrepeneurs who use their smartphone to organize their small business. There are many ways in which smartphones have positively impacted the workplace, however, the constant communication and availability that these devices allow can be overwhelming for employees who feel obligated to always remain connected. The widespread use of mobile devices is also impacting people's work through the damaging messages and images that are captured in their personal lives and noticed by their employers. While society will continue to benefit from the ease of information and communication that these devices provide, it is important that fair limits are established on work availability in the era of the “always on” smartphone and that people are educated people on the need to be careful when using these devices in their personal lives.</text:span></text:p>
      <text:p text:style-name="P9"/>
      <text:p text:style-name="P7"><text:tab/><text:span text:style-name="T67">The ability to carry around a mobile device while on the go is helping people accomplish their goals during the workday. A 2012 study be Cisco found that “64% of firms in Europe and North </text:span><text:soft-page-break/><text:span text:style-name="T67">America identify providing more mobility support for employees as a top priority” (Forrester Research, 2012). The study also highlighted some of the most common ways that employees are using their smartphones, which included viewing documents and presentations, accessing the company intranet, and using the company email and calendar (Forrester Research, 2012). In order for Android and other mobile operating systems to be able to support all of these mobile computing use cases, these platforms provide developers with marketplaces, such as Android's Google Play Store. While traditional phones and early smartphones featured limited pre-loaded applications such as a basic calendar or notes tool, the rise of application marketplaces enabled companies to find or build their own applications that specifically met the uses cases they needed to improve their productivity. Developers write these applications in the Java programming language and compile them into the Android Application Package (APK) format in order to be run the Android runtime environment, the newest of which is the Android RunTime (ART) released in Android 5.0 in 2014 (Android, n.d.). The ART is a virtual machine that takes the APK byte-code generated when developers compile their Java applications and converts it into native hardware instructions that are executed on the devices (Frumusanu, 2014). Each Android phone is powered by a modern operating system capable of simultaneously running applications written by developers all across the world.</text:span></text:p>
      <text:p text:style-name="P8"/>
      <text:p text:style-name="P14"><text:span text:style-name="T99"><text:tab/>In 2015, t</text:span><text:span text:style-name="T100">here were </text:span><text:span text:style-name="T99">over a million </text:span><text:span text:style-name="T100">applications a</text:span><text:span text:style-name="T99">vailable for download on </text:span><text:span text:style-name="T101">Android's </text:span><text:span text:style-name="T99">Google Play store (</text:span><text:span text:style-name="T97">Atkinso</text:span><text:span text:style-name="T98">n</text:span><text:span text:style-name="T96">, 2015</text:span><text:span text:style-name="T99">). Many of these </text:span><text:span text:style-name="T100">apps</text:span><text:span text:style-name="T99"> are targeted at industries that can benefit from increased computerization, such as health care and construction. Health care professionals </text:span><text:span text:style-name="T102">(HCPs) </text:span><text:span text:style-name="T99">use applications such as Box, a popular cloud storage service for Android that is “</text:span><text:span text:style-name="T124">reportedly compliant with both the Health Insurance Portability and Accountability Act (HIPAA) and the Health Information Technology for Economic and Clinical Health (HITECH) Act”, </text:span><text:span text:style-name="T138">allowing for easier exchange and storing of patient information (</text:span><text:span text:style-name="T140">Ventola, 2014</text:span><text:span text:style-name="T138">). </text:span><text:span text:style-name="T99"><text:s/></text:span><text:span text:style-name="T102">HCPs are using medical applications on their </text:span><text:soft-page-break/><text:span text:style-name="T102">smartphones to lookup drug references, determine dosages with medical calculators and perform electronic perscribing and </text:span><text:span text:style-name="T103">research conducted has shown that “</text:span><text:span text:style-name="T124">70% of medical school HCPs and students reported using at least one medical app regularly, with 50% using their favorite app daily</text:span><text:span text:style-name="T141">” (</text:span><text:span text:style-name="T140">Ventola, 2014</text:span><text:span text:style-name="T141">). </text:span><text:span text:style-name="T142">These applications are having meaningful impacts on professionals who use the capabilities of modern smartphones to make their jobs easier. In the construction industry, Bridgit, a Waterloo based company, has designed an Android app </text:span><text:span text:style-name="T143">called Closeout </text:span><text:span text:style-name="T142">that allows workers to take pictures and make notes about ongoing tasks so that teams can better collaborate on the progress of their projects (</text:span><text:span text:style-name="T140">Bridgit, n.d.</text:span><text:span text:style-name="T142">). </text:span><text:span text:style-name="T143">The global distribution of applications </text:span><text:span text:style-name="T144">on</text:span><text:span text:style-name="T143"> marketplaces like</text:span><text:span text:style-name="T144"> </text:span><text:span text:style-name="T143">Google Play is making it possible for companies like Bridgit to improve the workflow of niche groups such as construction project managers and is an example of how mobile </text:span><text:span text:style-name="T144">computing</text:span><text:span text:style-name="T143"> is benefitting many established industries.</text:span></text:p>
      <text:p text:style-name="P15"/>
      <text:p text:style-name="P16"><text:span text:style-name="T143"><text:tab/>In addition to helping </text:span><text:span text:style-name="T144">large</text:span><text:span text:style-name="T143"> </text:span><text:span text:style-name="T145">organizations</text:span><text:span text:style-name="T146"> collaborate across their teams</text:span><text:span text:style-name="T143">, smartphones are creating entirely new kinds of work for people </text:span><text:span text:style-name="T139">who use these mobile devices creatively. The success of social media sites such as Facebook and Twitter have required companies to create new roles for social media managers. Some of the duties </text:span><text:span text:style-name="T144">of</text:span><text:span text:style-name="T139"> these </text:span><text:span text:style-name="T144">managers </text:span><text:span text:style-name="T139">include curating content for the company's online media presence, monitoring the performance of the content, and outreaching to other companies and interested parties (</text:span><text:span text:style-name="T147">Kolowich, 2015</text:span><text:span text:style-name="T139">). Buffer, a social media management service, estimates that there are 189 million Facebook users who only use </text:span><text:span text:style-name="T146">the service through their smartphone </text:span><text:span text:style-name="T147">(Cooper, 2013)</text:span><text:span text:style-name="T146">. Social media managers need to </text:span><text:span text:style-name="T144">customize</text:span><text:span text:style-name="T146"> content for </text:span><text:span text:style-name="T159">these mobile users </text:span><text:span text:style-name="T146">and the time-sensitive nature of sharing and posting to social media services require</text:span><text:span text:style-name="T145">s</text:span><text:span text:style-name="T146"> them to constantly be using their smartphones to manage their work</text:span><text:span text:style-name="T148"> while on the go.</text:span></text:p>
      <text:p text:style-name="P16"/>
      <text:p text:style-name="P16"><text:span text:style-name="T148"><text:tab/></text:span><text:span text:style-name="T146">Small businesses are </text:span><text:span text:style-name="T145">also </text:span><text:span text:style-name="T146">taking advantage of the </text:span><text:span text:style-name="T149">latest smartphone </text:span><text:span text:style-name="T146">technology. </text:span><text:span text:style-name="T149">One of the </text:span><text:soft-page-break/><text:span text:style-name="T149">ways that these handheld computers are making their lives easier</text:span><text:span text:style-name="T146"> </text:span><text:span text:style-name="T149">is</text:span><text:span text:style-name="T146"> </text:span><text:span text:style-name="T149">by managing their business transactions</text:span><text:span text:style-name="T146">. Square, a </text:span><text:span text:style-name="T150">company that provides Point-of-Sale (PoS) products, </text:span><text:span text:style-name="T149">helps</text:span><text:span text:style-name="T150"> </text:span><text:span text:style-name="T149">these</text:span><text:span text:style-name="T150"> businesses organize the way they collect </text:span><text:span text:style-name="T149">payments by providing them with</text:span><text:span text:style-name="T150"> hardware de</text:span><text:span text:style-name="T145">vices that connect </text:span><text:span text:style-name="T159">to </text:span><text:span text:style-name="T149">smartphones and turns</text:span><text:span text:style-name="T150"> them into PoS systems such as credit card readers </text:span><text:span text:style-name="T147">(Yeung, 2015)</text:span><text:span text:style-name="T150">. </text:span><text:span text:style-name="T151">The</text:span><text:span text:style-name="T145">se</text:span><text:span text:style-name="T151"> PoS systems allow anyone from lunch truck drivers to farm stand operators to accept different payment methods using only their smartphones and charges a flat 2.75% per transaction </text:span><text:span text:style-name="T147">(Fayman, 2011)</text:span><text:span text:style-name="T151">. The use of smartphones to accept and manage PoS systems is a new idea that </text:span><text:span text:style-name="T149">harnesses</text:span><text:span text:style-name="T151"> the power of modern mobile devices </text:span><text:span text:style-name="T149">to help </text:span><text:span text:style-name="T159">entrepeneurs </text:span><text:span text:style-name="T149">run their business</text:span><text:span text:style-name="T159">es</text:span><text:span text:style-name="T149"> and many </text:span><text:span text:style-name="T159">people</text:span><text:span text:style-name="T149"> are taking this idea even further</text:span><text:span text:style-name="T151">. </text:span><text:span text:style-name="T145">Current </text:span><text:span text:style-name="T159">s</text:span><text:span text:style-name="T151">martphones are </text:span><text:span text:style-name="T149">already</text:span><text:span text:style-name="T151"> advanced enough to coordinate </text:span><text:span text:style-name="T149">the logistics of </text:span><text:span text:style-name="T151">running a small business, such as in the case reported by USA Today of </text:span><text:span text:style-name="T145">women's clothing store owner </text:span><text:span text:style-name="T151">Kimberley Davidson. Kimberly takes orders for items using Google Voice and Paypal, schedules employee hours and events using Google Calendar, and markets new products by using her phone's Instagram app </text:span><text:span text:style-name="T147">(Pisani, 2014)</text:span><text:span text:style-name="T151">. </text:span><text:span text:style-name="T152">A</text:span><text:span text:style-name="T151"> single</text:span><text:span text:style-name="T145"> </text:span><text:span text:style-name="T151">smartphone has the </text:span><text:span text:style-name="T149">multi-tasking</text:span><text:span text:style-name="T151"> </text:span><text:span text:style-name="T149">ability</text:span><text:span text:style-name="T151"> and the applications available to manage </text:span><text:span text:style-name="T152">the workflow of these creative entrepeneurs and perform tasks that would not be possible without the advancements that have been made in recent years to mobile computing.</text:span></text:p>
      <text:p text:style-name="P17"/>
      <text:p text:style-name="P18"><text:tab/><text:span text:style-name="T106">While smartphones give employees the ability to conduct much of their work from the palm of their hand, the ease with which smartphones allow people to stay connected to their job can often become a problem. A study of executives, managers and professionals (EMPs) from the Center for Creative Leadership found that nearly 60% of sampled EMPs stated that they were connected to work through their smartphones for 13.5-18.5 hours per day (Deal, 2015). In one case, attorneys were told that in today's society, notifications must be checked both inside and outside of the office on a regular basis and that it should be one of the “last things you do before you retire at night” (Deal, 2015). Smartphones are enabling people to work more flexibly, and as a result of clients and co-workers </text:span><text:soft-page-break/><text:span text:style-name="T106">working different hours, there is an expectation that people must remain available during these flexible time periods. The “always on” mentality that smartphones have helped to create is also damaging how effective employees are during the work day. In recent years police officers are finding that they themselves are being heavily policed by concerned smartphone users who record their actions and post them to social media. While holding the police accountable is important, a study conducted by Carleton University in 2015 showed that the constant scrutiny that these devices impose on police officers can lead to “risk-averse policing” by officers who may hesitate to act when they are placed in hostile situations out of doing something the public could view negatively (Fiebel, 2015). More work needs to be done to determine the effect this media surveillance is having on officers and this is a complication of the prevalence of smartphones that does not yet have a clear answer.</text:span></text:p>
      <text:p text:style-name="P19"/>
      <text:p text:style-name="P19"><text:span text:style-name="T106"><text:tab/>Most officers are aware of the implications of smartphones capturing their actions while on duty, however, many people forget that they also need to be careful of what they say and do in their personal time. The HuffingtonPost has an entire page called “Fired over Facebook” that highlights articles of people who who lost their jobs over images and messages posted to social media (The Huffington Post, n.d.). A survey the site conducted found that 57% of Americans using social media have made posts or texts that they ultimately regret, while 21% expressed concern that they “</text:span><text:span text:style-name="T108">might adversely affect their careers with a questionable social media post” </text:span><text:span text:style-name="T153">(</text:span><text:span text:style-name="T154">Neil, 2015)</text:span><text:span text:style-name="T155"> </text:span><text:span text:style-name="T156">and the</text:span><text:span text:style-name="T144">re are good reasons for</text:span><text:span text:style-name="T156"> people to be concerned. The recruiting platform Jobvite's 2014 Social Recruiting Survey noted that “93% of hiring managers review a candidate's social profile before making a hiring decision” (</text:span><text:span text:style-name="T154">Davidson, 2014)</text:span><text:span text:style-name="T156">. </text:span><text:span text:style-name="T144">T</text:span><text:span text:style-name="T156">he </text:span><text:span text:style-name="T157">irresponsible pictures </text:span><text:span text:style-name="T144">and</text:span><text:span text:style-name="T157"> insensitive comments that used to go unnoticed </text:span><text:span text:style-name="T144">by employers</text:span><text:span text:style-name="T157"> ar</text:span><text:span text:style-name="T145">e</text:span><text:span text:style-name="T157"> </text:span><text:span text:style-name="T144">now being </text:span><text:span text:style-name="T157">captured by the same devices that </text:span><text:span text:style-name="T144">are helping them do their work</text:span><text:span text:style-name="T157">. </text:span><text:span text:style-name="T144">While s</text:span><text:span text:style-name="T157">ociety is obsessed with obtaining the latest </text:span><text:span text:style-name="T145">details</text:span><text:span text:style-name="T157"> from Android </text:span><text:span text:style-name="T144">k</text:span><text:span text:style-name="T157">eynotes and Apple phone unveilings, information </text:span><text:span text:style-name="T145">regarding</text:span><text:span text:style-name="T157"> the consequences of carrying around these </text:span><text:span text:style-name="T144">mobile computers </text:span><text:span text:style-name="T157">is not given the </text:span><text:soft-page-break/><text:span text:style-name="T157">same level of attention.</text:span></text:p>
      <text:p text:style-name="P20"><text:tab/><text:span text:style-name="T160">There are many ways that companies can help their employees achieve a fair work-life separation while continuing to receive the benefits of using smartphones. In Germany, large companies including BMW and Volkswagen have instituted limits on contacting employees outside of work hours and in 2014 the German Labour Minister investigated instituting this policy across the country (Stuart, 2014). Laws that prevent companies from overworking their employees are one of the recommended ways to limit the negative impact smartphones have over people's personal lives and more countries should look into implementing this sort of legislation. Members of law enforcement should participate in more pilot programs such as those being tested by the Toronto Police Services that equip officers with body-worn cameras (Toronto Police Services, 2016). These body cameras provide the public with an unbiased record of police actions, reducing people's need to record officers with their smartphones, and therefore limiting officers concerns over videos being spread on social media. It is also recommended that companies provide employees with access to a clear social media policy that highlights the consequences of using their smartphones to share improper content online. The Privacy Commissioner of Canada has specific criteria for this policy, stressing the importance of making sure employees know what the company is monitoring, as well as what it considers to be inappropriate and the penalties that will result from violations of the policy (Office of the Privacy Commissioner of Canada, 2015).</text:span></text:p>
      <text:p text:style-name="P20"/>
      <text:p text:style-name="P20"><text:tab/><text:span text:style-name="T161">Smartphones running systems like Google's Android OS are powerful computers that give people access to millions of applications that they can use to help them complete their work. These mobile computers are benefitting large companies by making it easier to organize projects and teams and are also helping to create new jobs for social media experts who rely on using their smartphones to communicate with other mobile users. Entrepeneurs and small businesses are greatly benefitting from </text:span><text:soft-page-break/><text:span text:style-name="T161">the multitasking abilities provided by the latest smartphones, enabling them to accomplish many of the responsibilities of their business. While these devices will continue to benefit people in the workplace, smartphones keep people constantly connected to work and social media and there are negative consequences to this frequent media exposure on their work and personal lives. The recommendations made address these issues and offer possible solutions and advises ways to reasonably limit the use of these powerful mobile computers.</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1"/>
      <text:p text:style-name="P21"/>
      <text:p text:style-name="P21"/>
      <text:p text:style-name="P21"/>
      <text:p text:style-name="P22"><text:soft-page-break/>References</text:p>
      <text:p text:style-name="P24"><text:span text:style-name="T2">Android. (n.d.). Configuring ART. </text:span><text:span text:style-name="T3">Retrieved from <text:tab/>https://source.android.com/devices/tech/dalvik/configure.html#how_art_works</text:span></text:p>
      <text:p text:style-name="P24"><text:span text:style-name="T3">Atkinson, M, &amp; Olmstead, K. (2015, November 10). Chapter 2: An Analysis of Apps in the Google <text:tab/>Play Store. </text:span><text:span text:style-name="T8">PewResearchCenter.</text:span><text:span text:style-name="T3"> Retrieved from http://www.pewinternet.org/2015/11/10/an-<text:tab/>analysis-of-apps-in-the-google-play-store/</text:span></text:p>
      <text:p text:style-name="P25"><text:span text:style-name="T57">Bonnington, C</text:span><text:span text:style-name="T58">. (201</text:span><text:span text:style-name="T57">5, February 10</text:span><text:span text:style-name="T58">). I</text:span><text:span text:style-name="T59">n Less Than Two Years, A Smartphone Could be Your Only <text:tab/>Computer</text:span><text:span text:style-name="T58">. </text:span><text:span text:style-name="T60">Wired. </text:span><text:span text:style-name="T61"><text:s/></text:span><text:span text:style-name="T64">Retrieved from http://www.wired.com/2015/02/smartphone-only-computer</text:span></text:p>
      <text:p text:style-name="P24"><text:span text:style-name="T4">Bridgit. (n.d.). Closeout Commercial. Retrieved from </text:span><text:span text:style-name="T45">http://gobridgit.com/closeout-commercial/</text:span></text:p>
      <text:p text:style-name="P24"><text:span text:style-name="T45">Cooper, B. (2013, July 16). 10 Surprising Social Media Statistics that Might Make You Rethink Your <text:tab/>Social <text:tab/>Media Strategy. </text:span><text:span text:style-name="T46">Buffer Social. </text:span><text:span text:style-name="T45">Retrieved from https://blog.bufferapp.com/10-surprising-social-<text:tab/>media-statistics-that-will-make-you-rethink-your-strategy</text:span></text:p>
      <text:p text:style-name="P24"><text:span text:style-name="T45">Davidson, J. (2014, October 16). The 7 Social Media Mistakes Most Likely to Cost You a Job. </text:span><text:span text:style-name="T46">Time. <text:tab/></text:span><text:span text:style-name="T45">Retrieved from http://time.com/money/3510967/jobvite-social-media-profiles-job-applicants/</text:span></text:p>
      <text:p text:style-name="P24"><text:span text:style-name="T46">Deal, J. (2015). </text:span><text:span text:style-name="T45">Always On? Never Done? Don't Blame the Smartphone.</text:span><text:span text:style-name="T46"> Center for Creative <text:tab/>Leadership. <text:tab/></text:span><text:span text:style-name="T45">Retrieved from http://insights.ccl.org/wp-content/uploads/2015/04/AlwaysOn.pdf</text:span></text:p>
      <text:p text:style-name="P24"><text:span text:style-name="T45">Fayman, S. (2011, November 1). Should small businesses use Square?</text:span><text:span text:style-name="T46"> VentureBeat. </text:span><text:span text:style-name="T45">Retrieved from <text:tab/>http://venturebeat.com/2011/11/01/should-small-businesses-use-square/</text:span></text:p>
      <text:p text:style-name="P23"><text:span text:style-name="T37">Fiebel, A. (2015, June 23). Police behaviours changing due to citizens' smartphones: study. </text:span><text:span text:style-name="T38">Ottawa Citizen</text:span><text:span text:style-name="T37">. <text:tab/>Retrieved from http://ottawacitizen.com/news/local-news/police-behaviours-changing-due-to-citizens-</text:span><text:span text:style-name="T37"><text:tab/>smartphones-study</text:span></text:p>
      <text:p text:style-name="P24"><text:span text:style-name="T57">Forrester Research. (2012, February). The Expanding Role of Mobility in the Workplace. <text:tab/>Retrieve</text:span><text:span text:style-name="T59">d </text:span><text:span text:style-name="T57">from http://www.cisco.com/c/dam/en_us/solutions/trends/unified_workspace/docs/</text:span></text:p>
      <text:p text:style-name="P13"><text:soft-page-break/><text:span text:style-name="T158"><text:tab/></text:span><text:span text:style-name="T142">Expanding_Role_of_Mobility_in_the_Workplace.pdf</text:span></text:p>
      <text:p text:style-name="P10"><text:span text:style-name="T163">Frumusanu, A. (2014, July 1). A Closer Look at Android Runtime (ART) in Android L. </text:span><text:span text:style-name="T162">AnandTech. <text:tab/></text:span><text:span text:style-name="T163">Retrieved from http://www.anandtech.com/show/8231/a-closer-look-at-android-runtime-art-in-<text:tab/>android-l/</text:span></text:p>
      <text:p text:style-name="P25"><text:span text:style-name="T2">HeatWare. (2014, April 15). A Brief History of Android OS. Retrieved from <text:tab/>http://www.heatware.net/linux-unix/brief-history-android/</text:span></text:p>
      <text:p text:style-name="P24"><text:span text:style-name="T5">Kolowich, L. (2015, July 8). What the Best Social Media Community Managers Actually Do in Their <text:tab/>Jobs. </text:span><text:span text:style-name="T9">Hubspot</text:span><text:span text:style-name="T5">. Retrieved from http://blog.hubspot.com/marketing/best-social-media-manager-<text:tab/>job-description#sm.0001do0volpvcfciuse29eh8t2js3</text:span></text:p>
      <text:p text:style-name="P23"><text:span text:style-name="T15">Neil, S. (2015, July 27). More Than Half of Americans Have Social Media Regrets. </text:span><text:span text:style-name="T18">HUFFPOST <text:tab/>MEDIA. </text:span><text:span text:style-name="T15">Retrieved from http://www.huffingtonpost.com/shane-paul-neil/more-than-half-of-</text:span><text:span text:style-name="T15"><text:tab/>america_b_7872514.html</text:span></text:p>
      <text:p text:style-name="P3">Office of the Privacy Commissioner of Canada. (2015, December). Privacy and Social Networking in <text:tab/>the Workplace. Retrieved from https://www.priv.gc.ca/resource/fs-fi/02_05_d_41_sn_e.asp</text:p>
      <text:p text:style-name="P23"><text:span text:style-name="T14">Pisani, J. (2014, May 25). Small business on-the-go? Smartphones can help. </text:span><text:span text:style-name="T17">USA Today. </text:span><text:span text:style-name="T14">Retrieved <text:tab/>from http://www.usatoday.com/story/money/business/2014/05/25/small-business-smartphone-</text:span><text:span text:style-name="T14"><text:tab/>apps/9445917/</text:span></text:p>
      <text:p text:style-name="P23"><text:span text:style-name="T15">Stuart, K. (2014, August 29). German minister calls for anti-stress law ban on emails out of office <text:tab/>hours. </text:span><text:span text:style-name="T18">The Guardian. </text:span><text:span text:style-name="T15">Retrieved from <text:tab/>https://www.theguardian.com/technology/2014/aug/29/germany-anti-stress-law-ban-on-emails-</text:span><text:span text:style-name="T15"><text:tab/>out-of-office-hours</text:span></text:p>
      <text:p text:style-name="P24"><text:span text:style-name="T6">The Huffington Post. (n.d.). Fired Over Facebook</text:span><text:span text:style-name="T10">. </text:span><text:span text:style-name="T6">Retrieved from <text:tab/>http://www.huffingtonpost.com/news/fired-over-facebook/</text:span></text:p>
      <text:p text:style-name="P24"><text:span text:style-name="T6">Toronto Police Services. (2016). Body-Worn Cameras. Retrieved from </text:span><text:soft-page-break/><text:span text:style-name="T6"><text:tab/>https://www.torontopolice.on.ca/bodyworncameras/</text:span></text:p>
      <text:p text:style-name="P26"><text:span text:style-name="T4">Ventola, C. (2014, May). Mobile Devices and Apps for Health Care Professionals: Uses and Benefits. <text:tab/></text:span><text:span text:style-name="T8">US National Library of Medicine National Institutes of Health. </text:span><text:span text:style-name="T4">Retrieved from <text:tab/>http://www.ncbi.nlm.nih.gov/pmc/articles/PMC4029126/</text:span></text:p>
      <text:p text:style-name="P27"><text:span text:style-name="T5">Yeung, K. (2015, October 18). Square's success story, in two words: small business. </text:span><text:span text:style-name="T9">VentureBeat. <text:tab/></text:span><text:span text:style-name="T5">Retrieved from http://venturebeat.com/2015/10/18/squares-success-story-in-two-words-small-<text:tab/>businesses/</text:span></text:p>
      <text:p text:style-name="P2"><text:a xlink:type="simple" xlink:href="http://venturebeat.com/2011/11/01/should-small-businesses-use-square/"><text:span text:style-name="T123"/></text:a></text:p>
      <text:p text:style-name="P2"/>
      <text:p text:style-name="P2"><text:a xlink:type="simple" xlink:href="http://insights.ccl.org/wp-content/uploads/2015/04/AlwaysOn.pdf"><text:span text:style-name="T123"/></text:a></text:p>
      <text:p text:style-name="P2"/>
      <text:p text:style-name="P3"><text:a xlink:type="simple" xlink:href="http://www.huffingtonpost.com/news/fired-over-facebook/"><text:span text:style-name="T123"/></text:a></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NotoNashkArabic" svg:font-family="NotoNashkArabic, 'Helvetica Neue', Helvetica, Roboto, Arial, sans-serif"/>
    <style:font-face style:name="Times New Roman1" svg:font-family="'Times New Roman', stixgeneral, serif"/>
    <style:font-face style:name="ff-oxide-solid-web" svg:font-family="ff-oxide-solid-web, OxideSolidOT, oxidesolidot-webfont, HelveticaNeue-Bold, 'Helvetica Neue Bold', 'Helvetica Neue', Helvetica, Arial, 'Lucida Grande',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style:master-page style:name="Untitled1"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19:46:47.384592147</meta:creation-date>
    <dc:date>2016-06-09T08:59:37.416168848</dc:date>
    <meta:editing-duration>P3DT10H51M3S</meta:editing-duration>
    <meta:editing-cycles>13</meta:editing-cycles>
    <meta:generator>LibreOffice/4.2.8.2$Linux_X86_64 LibreOffice_project/420m0$Build-2</meta:generator>
    <meta:document-statistic meta:table-count="0" meta:image-count="0" meta:object-count="0" meta:page-count="11" meta:paragraph-count="42" meta:word-count="2470" meta:character-count="17623" meta:non-whitespace-character-count="15129"/>
  </office:meta>
</office:document-meta>
</file>